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value" text:name="name"/>
      </text:user-field-decls>
      <text:p text:style-name="Standard"><text:page-number text:select-page="current">1</text:page-number><text:s/><text:user-field-get text:name="name">value</text:user-field-g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9T09:02:07.921000000</meta:creation-date>
    <dc:date>2019-07-29T09:23:42.340000000</dc:date>
    <meta:editing-duration>PT11M34S</meta:editing-duration>
    <meta:editing-cycles>1</meta:editing-cycles>
    <meta:document-statistic meta:table-count="0" meta:image-count="0" meta:object-count="0" meta:page-count="1" meta:paragraph-count="1" meta:word-count="2" meta:character-count="7" meta:non-whitespace-character-count="6"/>
    <meta:generator>LibreOfficeDev/5.4.4.2.0$Windows_X86_64 LibreOffice_project/db175f7b0114fce67b2ae403b572e53fd8aa9f25</meta:generator>
  </office:meta>
</office:document-meta>
</file>